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skaydiaCove Nerd Font Mono" svg:font-family="'CaskaydiaCove Nerd Font Mono'" style:font-pitch="fixed"/>
    <style:font-face style:name="D050000L" svg:font-family="D050000L" style:font-pitch="variable"/>
    <style:font-face style:name="Determination" svg:font-family="Determination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skaydiaCove Nerd Font Mono" fo:font-size="40pt" officeooo:rsid="00190ff8" officeooo:paragraph-rsid="00190ff8" style:font-size-asian="35pt" style:font-size-complex="40pt"/>
    </style:style>
    <style:style style:name="P2" style:family="paragraph" style:parent-style-name="Standard">
      <style:paragraph-properties fo:text-align="center" style:justify-single-word="false"/>
      <style:text-properties style:font-name="FreeSerif" fo:font-size="40pt" officeooo:rsid="00190ff8" officeooo:paragraph-rsid="00190ff8" style:font-size-asian="35pt" style:font-size-complex="40pt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32pt" officeooo:rsid="00190ff8" officeooo:paragraph-rsid="00190ff8" style:font-size-asian="28pt" style:font-size-complex="32pt"/>
    </style:style>
    <style:style style:name="P4" style:family="paragraph" style:parent-style-name="Standard">
      <style:paragraph-properties fo:text-align="center" style:justify-single-word="false"/>
      <style:text-properties style:font-name="CaskaydiaCove Nerd Font Mono" fo:font-size="32pt" officeooo:rsid="00190ff8" officeooo:paragraph-rsid="00190ff8" style:font-size-asian="28pt" style:font-size-complex="32pt"/>
    </style:style>
    <style:style style:name="P5" style:family="paragraph" style:parent-style-name="Standard">
      <style:paragraph-properties fo:text-align="center" style:justify-single-word="false"/>
      <style:text-properties style:font-name="CaskaydiaCove Nerd Font Mono" fo:font-size="11pt" officeooo:rsid="00190ff8" officeooo:paragraph-rsid="00190ff8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CaskaydiaCove Nerd Font Mono" fo:font-size="20pt" fo:font-weight="bold" officeooo:rsid="00190ff8" officeooo:paragraph-rsid="00190ff8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askaydiaCove Nerd Font Mono" fo:font-size="11pt" officeooo:rsid="00190ff8" officeooo:paragraph-rsid="00190ff8" style:font-size-asian="9.60000038146973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CaskaydiaCove Nerd Font Mono" fo:font-size="11pt" officeooo:rsid="00196812" officeooo:paragraph-rsid="00196812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CaskaydiaCove Nerd Font Mono" fo:font-size="11pt" officeooo:rsid="001a9bcc" officeooo:paragraph-rsid="001a9bcc" style:font-size-asian="9.60000038146973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0ff8" style:font-weight-asian="normal" style:font-weight-complex="normal"/>
    </style:style>
    <style:style style:name="T3" style:family="text">
      <style:text-properties fo:font-size="20pt" fo:font-weight="bold" style:font-size-asian="17.5pt" style:font-weight-asian="bold" style:font-size-complex="2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Matlab Practical Fil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urmukh Singh</text:p>
      <text:p text:style-name="P3">A25305223008</text:p>
      <text:p text:style-name="P3">B.Tech. CSE</text:p>
      <text:p text:style-name="P4"/>
      <text:p text:style-name="P4"/>
      <text:p text:style-name="P5"><text:soft-page-break/></text:p>
      <text:p text:style-name="P6">Practical 1. </text:p>
      <text:p text:style-name="P6">Largest among three numbers</text:p>
      <text:p text:style-name="P6"/>
      <text:p text:style-name="P7"><text:span text:style-name="T1">a = input(“Enter the first number:”);</text:span></text:p>
      <text:p text:style-name="P7"><text:span text:style-name="T1">b = input(“Enter the first number:”);</text:span></text:p>
      <text:p text:style-name="P7"><text:span text:style-name="T1">c = input(“Enter the first number:”);</text:span></text:p>
      <text:p text:style-name="P7"><text:span text:style-name="T1"/></text:p>
      <text:p text:style-name="P7"><text:span text:style-name="T1">if (a &gt; b)</text:span></text:p>
      <text:p text:style-name="P7"><text:span text:style-name="T1"><text:tab/>if (a &gt; c)</text:span></text:p>
      <text:p text:style-name="P7"><text:span text:style-name="T1"><text:tab/><text:tab/>fprintf(“%d is the largest number.”,a)</text:span></text:p>
      <text:p text:style-name="P7"><text:span text:style-name="T1"><text:tab/>else</text:span></text:p>
      <text:p text:style-name="P7"><text:span text:style-name="T1"><text:tab/><text:tab/>fprintf(“%d is the largest number.”,c)</text:span></text:p>
      <text:p text:style-name="P7"><text:span text:style-name="T1"><text:tab/>end</text:span></text:p>
      <text:p text:style-name="P8"><text:span text:style-name="T1">else</text:span></text:p>
      <text:p text:style-name="P8"><text:span text:style-name="T1"><text:tab/>if (b &gt; c)</text:span></text:p>
      <text:p text:style-name="P8"><text:span text:style-name="T1"><text:tab/><text:tab/></text:span><text:span text:style-name="T2">fprintf(“%d is the largest number.”,</text:span><text:span text:style-name="T1">b</text:span><text:span text:style-name="T2">)</text:span></text:p>
      <text:p text:style-name="P8"><text:span text:style-name="T2"><text:tab/></text:span><text:span text:style-name="T1">else</text:span></text:p>
      <text:p text:style-name="P8"><text:span text:style-name="T1"><text:tab/><text:tab/></text:span><text:span text:style-name="T2">fprintf(“%d is the largest number.”,</text:span><text:span text:style-name="T1">c</text:span><text:span text:style-name="T2">)</text:span></text:p>
      <text:p text:style-name="P8"><text:span text:style-name="T2"><text:tab/></text:span><text:span text:style-name="T1">end</text:span></text:p>
      <text:p text:style-name="P8"><text:span text:style-name="T1">end</text:span></text:p>
      <text:p text:style-name="P8"><text:span text:style-name="T1"/></text:p>
      <text:p text:style-name="P7"><text:span text:style-name="T1">-----------------------------------------------------------------------------</text:span></text:p>
      <text:p text:style-name="P6">Practical 2. </text:p>
      <text:p text:style-name="P6">Number is positive or negative</text:p>
      <text:p text:style-name="P6"/>
      <text:p text:style-name="P8"><text:span text:style-name="T1">x = input(“Enter the number:”);</text:span></text:p>
      <text:p text:style-name="P8"><text:span text:style-name="T1"/></text:p>
      <text:p text:style-name="P8"><text:span text:style-name="T1">if (x &lt; 0)</text:span></text:p>
      <text:p text:style-name="P8"><text:span text:style-name="T1"><text:tab/>disp(“The number is negative”)</text:span></text:p>
      <text:p text:style-name="P8"><text:span text:style-name="T1">else</text:span></text:p>
      <text:p text:style-name="P8"><text:span text:style-name="T1"><text:tab/>disp(“The number is positive”)</text:span></text:p>
      <text:p text:style-name="P8"><text:span text:style-name="T1">end</text:span></text:p>
      <text:p text:style-name="P8"><text:span text:style-name="T1"/></text:p>
      <text:p text:style-name="P7"><text:span text:style-name="T1">-----------------------------------------------------------------------------</text:span><text:span text:style-name="T3">Practical 3. </text:span></text:p>
      <text:p text:style-name="P6">If number is odd or even</text:p>
      <text:p text:style-name="P6"/>
      <text:p text:style-name="P8"><text:span text:style-name="T1">x = input(“Enter the number:”);</text:span></text:p>
      <text:p text:style-name="P8"><text:span text:style-name="T1"/></text:p>
      <text:p text:style-name="P8"><text:span text:style-name="T1">if (x % 2 == 0)</text:span></text:p>
      <text:p text:style-name="P8"><text:span text:style-name="T1"><text:tab/>disp(“The number is even”)</text:span></text:p>
      <text:p text:style-name="P8"><text:span text:style-name="T1">else</text:span></text:p>
      <text:p text:style-name="P8"><text:span text:style-name="T1"><text:tab/>disp(“The number is odd”)</text:span></text:p>
      <text:p text:style-name="P8"><text:span text:style-name="T1">end</text:span></text:p>
      <text:p text:style-name="P7"><text:soft-page-break/><text:span text:style-name="T1">-----------------------------------------------------------------------------</text:span><text:span text:style-name="T3">Practical 4. </text:span></text:p>
      <text:p text:style-name="P6">Factorial of a number</text:p>
      <text:p text:style-name="P6"/>
      <text:p text:style-name="P8"><text:span text:style-name="T1">x = input(“Enter the number you want to find the factorial of:”);</text:span></text:p>
      <text:p text:style-name="P8"><text:span text:style-name="T1"/></text:p>
      <text:p text:style-name="P9"><text:span text:style-name="T1">fact = 1;</text:span></text:p>
      <text:p text:style-name="P9"><text:span text:style-name="T1">for i in 1..x</text:span></text:p>
      <text:p text:style-name="P9"><text:span text:style-name="T1"><text:tab/>fact = fact * i;</text:span></text:p>
      <text:p text:style-name="P9"><text:span text:style-name="T1">end</text:span></text:p>
      <text:p text:style-name="P9"><text:span text:style-name="T1"/></text:p>
      <text:p text:style-name="P9"><text:span text:style-name="T1">disp(fact)</text:span></text:p>
      <text:p text:style-name="P8"><text:span text:style-name="T1"/></text:p>
      <text:p text:style-name="P7"><text:span text:style-name="T1">-----------------------------------------------------------------------------</text:span><text:span text:style-name="T3">Practical 5. </text:span></text:p>
      <text:p text:style-name="P6">Print the multiplication table of a number</text:p>
      <text:p text:style-name="P6"/>
      <text:p text:style-name="P8"><text:span text:style-name="T1">x = input(“Enter the number you want a table of:”);</text:span></text:p>
      <text:p text:style-name="P8"><text:span text:style-name="T1"/></text:p>
      <text:p text:style-name="P9"><text:span text:style-name="T1">for i in 1..10</text:span></text:p>
      <text:p text:style-name="P9"><text:span text:style-name="T1"><text:tab/>fprintf(“%d x %d = %d”,x,i,x*i)</text:span></text:p>
      <text:p text:style-name="P9"><text:span text:style-name="T1">end</text:span></text:p>
      <text:p text:style-name="P9"><text:span text:style-name="T1"/></text:p>
      <text:p text:style-name="P7"><text:span text:style-name="T1">-----------------------------------------------------------------------------</text:span><text:span text:style-name="T3">Practical 6. </text:span></text:p>
      <text:p text:style-name="P6">Display matrices in a single row</text:p>
      <text:p text:style-name="P6"/>
      <text:p text:style-name="P9"><text:span text:style-name="T1">x = [1 2 3; 4 5 6; 7 8 9];</text:span></text:p>
      <text:p text:style-name="P9"><text:span text:style-name="T1"/></text:p>
      <text:p text:style-name="P9"><text:span text:style-name="T1">disp(x(:))</text:span></text:p>
      <text:p text:style-name="P9"><text:span text:style-name="T1"/></text:p>
      <text:p text:style-name="P7"><text:span text:style-name="T1">-----------------------------------------------------------------------------</text:span><text:span text:style-name="T3">Practical 7. </text:span></text:p>
      <text:p text:style-name="P6">Print fibonacci series</text:p>
      <text:p text:style-name="P6"/>
      <text:p text:style-name="P9"><text:span text:style-name="T1">f = 0;</text:span></text:p>
      <text:p text:style-name="P9"><text:span text:style-name="T1">s = 1; </text:span></text:p>
      <text:p text:style-name="P9"><text:span text:style-name="T1"/></text:p>
      <text:p text:style-name="P9"><text:span text:style-name="T1">for i in 1:100</text:span></text:p>
      <text:p text:style-name="P9"><text:span text:style-name="T1"><text:tab/>disp(f);</text:span></text:p>
      <text:p text:style-name="P9"><text:span text:style-name="T1"><text:tab/>s = s + f;</text:span></text:p>
      <text:p text:style-name="P9"><text:span text:style-name="T1"><text:tab/>f = s - f;</text:span></text:p>
      <text:p text:style-name="P9"><text:span text:style-name="T1">end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skaydiaCove Nerd Font Mono" svg:font-family="'CaskaydiaCove Nerd Font Mono'" style:font-pitch="fixed"/>
    <style:font-face style:name="D050000L" svg:font-family="D050000L" style:font-pitch="variable"/>
    <style:font-face style:name="Determination" svg:font-family="Determination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H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1T13:50:22.241077164</meta:creation-date>
    <dc:date>2024-11-11T16:19:49.620911618</dc:date>
    <meta:editing-duration>PT1H41M24S</meta:editing-duration>
    <meta:editing-cycles>1</meta:editing-cycles>
    <meta:document-statistic meta:table-count="0" meta:image-count="0" meta:object-count="0" meta:page-count="3" meta:paragraph-count="66" meta:word-count="239" meta:character-count="1666" meta:non-whitespace-character-count="1467"/>
    <meta:generator>LibreOffice/24.8.2.1$Linux_X86_64 LibreOffice_project/480$Build-1</meta:generator>
  </office:meta>
</office:document-meta>
</file>